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3677" officeooo:paragraph-rsid="001c3677"/>
    </style:style>
    <style:style style:name="P2" style:family="paragraph" style:parent-style-name="Standard">
      <style:text-properties officeooo:rsid="001c3677" officeooo:paragraph-rsid="001ca6d5"/>
    </style:style>
    <style:style style:name="P3" style:family="paragraph" style:parent-style-name="Standard">
      <style:text-properties officeooo:rsid="001ca6d5" officeooo:paragraph-rsid="001ca6d5"/>
    </style:style>
    <style:style style:name="P4" style:family="paragraph" style:parent-style-name="Standard">
      <style:text-properties officeooo:rsid="001ca6d5" officeooo:paragraph-rsid="0022241e"/>
    </style:style>
    <style:style style:name="P5" style:family="paragraph" style:parent-style-name="Standard">
      <style:text-properties officeooo:paragraph-rsid="001ca6d5"/>
    </style:style>
    <style:style style:name="P6" style:family="paragraph" style:parent-style-name="Standard">
      <style:text-properties officeooo:rsid="0022241e" officeooo:paragraph-rsid="0022241e"/>
    </style:style>
    <style:style style:name="P7" style:family="paragraph" style:parent-style-name="Standard">
      <style:text-properties officeooo:rsid="001c3677" officeooo:paragraph-rsid="0026b90f"/>
    </style:style>
    <style:style style:name="P8" style:family="paragraph" style:parent-style-name="Standard">
      <style:text-properties officeooo:rsid="0026b90f" officeooo:paragraph-rsid="0027a219"/>
    </style:style>
    <style:style style:name="P9" style:family="paragraph" style:parent-style-name="Standard">
      <style:text-properties officeooo:rsid="0027a219" officeooo:paragraph-rsid="0029ef24"/>
    </style:style>
    <style:style style:name="T1" style:family="text">
      <style:text-properties officeooo:rsid="001e2cf3"/>
    </style:style>
    <style:style style:name="T2" style:family="text">
      <style:text-properties officeooo:rsid="0020040e"/>
    </style:style>
    <style:style style:name="T3" style:family="text">
      <style:text-properties officeooo:rsid="002070df"/>
    </style:style>
    <style:style style:name="T4" style:family="text">
      <style:text-properties officeooo:rsid="0022241e"/>
    </style:style>
    <style:style style:name="T5" style:family="text">
      <style:text-properties officeooo:rsid="00236760"/>
    </style:style>
    <style:style style:name="T6" style:family="text">
      <style:text-properties officeooo:rsid="0026b90f"/>
    </style:style>
    <style:style style:name="T7" style:family="text">
      <style:text-properties officeooo:rsid="0027a219"/>
    </style:style>
    <style:style style:name="T8" style:family="text">
      <style:text-properties officeooo:rsid="00298863"/>
    </style:style>
    <style:style style:name="T9" style:family="text">
      <style:text-properties officeooo:rsid="0029ef24"/>
    </style:style>
    <style:style style:name="T10" style:family="text">
      <style:text-properties officeooo:rsid="0029f8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Hiring Manager,</text:p>
      <text:p text:style-name="P1"/>
      <text:p text:style-name="P1">I’m writing to apply for the <text:span text:style-name="T6">Contract Python Engineer</text:span> <text:span text:style-name="T4">role</text:span>, as advertised on SEEK. As an experienced software engineer with a<text:span text:style-name="T2">n enduring</text:span> passion for networking software, I see the potential to really contribute to <text:span text:style-name="T2">the </text:span>role.</text:p>
      <text:p text:style-name="P1"/>
      <text:p text:style-name="P1">After decades in different development roles I am comfortable with many areas of software projects. I have worked in several domains with an emphasis on telephony. This has given me a solid education on delivering responsive and reliable networking software.</text:p>
      <text:p text:style-name="P1"/>
      <text:p text:style-name="P7">My responsibilities have ranged from API design and implementation, through to back-end <text:span text:style-name="T1">multi-process </text:span>architectures and interfacing to external systems <text:span text:style-name="T1">such as databases </text:span><text:span text:style-name="T6">and 3rd-party network APIs.</text:span></text:p>
      <text:p text:style-name="P7"/>
      <text:p text:style-name="P8">My most recent employment was with Vadacom (Auckland), a role that was entirely work-from-home and lasted for 7 years. The latter 4 years was consumed by a project to transfer a hosted PBX product into a multi-tenanted cloud service. Work included system <text:span text:style-name="T7">design</text:span>, product evaluation, <text:span text:style-name="T7">language selection,</text:span> prototyping <text:span text:style-name="T7">and implementation</text:span>.</text:p>
      <text:p text:style-name="P8"/>
      <text:p text:style-name="P9">Products and technologies that were <text:span text:style-name="T8">at least evaluated included</text:span>; Cassandra, Mongodb, <text:span text:style-name="T8">Neo4j,</text:span> Kafka, NATs, Protobuf, Golang, <text:span text:style-name="T8">Clojure, Kubernetes, Docker, </text:span><text:span text:style-name="T9">Terraform, </text:span><text:span text:style-name="T8">Ansible, Gitlab, Github, Jira, Slack, AWS and GCP. The eventual stack included Typescript, Golang, Protobuf, Node and Neo4j with NATs. </text:span><text:span text:style-name="T9">CI/CD was a combination of Gitlab and Kubernetes (EKS).</text:span></text:p>
      <text:p text:style-name="P9"/>
      <text:p text:style-name="P9"><text:span text:style-name="T8">At the same time that the stack was being finalized we also moved from an Atlassian development toolset to Gitlab. To keep it extra interesting we also found a reason to switch from Google (GCP) to Amazon (AWS). </text:span><text:span text:style-name="T9">Network latency was a critical operational factor and Amazon left it to the last moment to roll out Kubernetes in the Asia Pacific region (Sydney).</text:span></text:p>
      <text:p text:style-name="P7"/>
      <text:p text:style-name="P3">More recently I have committed personal time and resources to the development of a generic networking platform. This has required the development and release of three integrated software libraries <text:span text:style-name="T1">on PyPI.org</text:span> and deployment of a supporting online service at AWS.</text:p>
      <text:p text:style-name="P3"/>
      <text:p text:style-name="P3">The delivered goal of this networking platform is seamless network messaging across all networking scenarios, including WAN (i.e. between any two points on the Internet). This covers scenarios such as sophisticated multi-processing on a single host for benefits such as concurrency, <text:span text:style-name="T10">through to the </text:span>monitoring and control of widely distributed devices.</text:p>
      <text:p text:style-name="P3"/>
      <text:p text:style-name="P6">Configuration takes a few minutes and within a typical operational network, requires no modification to routers or firewalls. Raspberry PIs over cellular connections have been part of the test suite for nearly a year.</text:p>
      <text:p text:style-name="P3"/>
      <text:p text:style-name="P4"><text:span text:style-name="T9">For</text:span><text:span text:style-name="T4"> evidence of this recent work</text:span><text:span text:style-name="T3">, please </text:span><text:a xlink:type="simple" xlink:href="https://ansar-connect-manual.s3.ap-southeast-2.amazonaws.com/1.0.0/odds-and-ends.html#connecting-to-anywhere" text:style-name="Internet_20_link" text:visited-style-name="Visited_20_Internet_20_Link"><text:span text:style-name="T5">refer to this section</text:span></text:a><text:span text:style-name="T3"> of the </text:span><text:span text:style-name="T9">product</text:span><text:span text:style-name="T3"> documentation.</text:span></text:p>
      <text:p text:style-name="P5"/>
      <text:p text:style-name="P3">Yours sincerely,</text:p>
      <text:p text:style-name="P3"/>
      <text:p text:style-name="P3">Scott Wood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6T15:26:39.223050420</meta:creation-date>
    <dc:date>2024-09-11T15:40:46.487060585</dc:date>
    <meta:editing-duration>P3DT23H58M17S</meta:editing-duration>
    <meta:editing-cycles>3</meta:editing-cycles>
    <meta:generator>LibreOffice/7.3.7.2$Linux_X86_64 LibreOffice_project/30$Build-2</meta:generator>
    <meta:document-statistic meta:table-count="0" meta:image-count="0" meta:object-count="0" meta:page-count="1" meta:paragraph-count="13" meta:word-count="411" meta:character-count="2692" meta:non-whitespace-character-count="2294"/>
  </office:meta>
</office:document-meta>
</file>